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2B9624A7B2442A41E97.png" manifest:media-type="image/png"/>
  <manifest:file-entry manifest:full-path="Pictures/100000000000013F000002C5A628AAF50F3F2E77.png" manifest:media-type="image/png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10000000000001B4000002D4BB5599123E4C9943.png" manifest:media-type="image/png"/>
  <manifest:file-entry manifest:full-path="Pictures/2000000C0000634100004A4C3651558E9C43717A.svm" manifest:media-type=""/>
  <manifest:file-entry manifest:full-path="Pictures/2000000E0000634100004A4C8B8C0B6EC20B2683.svm" manifest:media-type=""/>
  <manifest:file-entry manifest:full-path="Pictures/10000000000001AA000002CC9FF62C7A3CFA5BC9.png" manifest:media-type="image/png"/>
  <manifest:file-entry manifest:full-path="Pictures/1000000000000144000002A21625960A4BAFDB69.png" manifest:media-type="image/png"/>
  <manifest:file-entry manifest:full-path="Pictures/100000000000019F000002ACE6F5ABAE90AA5758.png" manifest:media-type="image/png"/>
  <manifest:file-entry manifest:full-path="Pictures/1000000000000145000002C5087B860ACCF21BA6.png" manifest:media-type="image/png"/>
  <manifest:file-entry manifest:full-path="Pictures/1000000000000130000002BC94A7CF95D497B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7cm" fo:min-width="0cm"/>
    </style:style>
    <style:style style:name="pr1" style:family="presentation" style:parent-style-name="Focus-title">
      <style:graphic-properties draw:auto-grow-height="true" fo:min-height="5.424cm"/>
    </style:style>
    <style:style style:name="pr2" style:family="presentation" style:parent-style-name="Focus-subtitle">
      <style:graphic-properties draw:fill-color="#ffffff" fo:min-height="6.865cm"/>
    </style:style>
    <style:style style:name="pr3" style:family="presentation" style:parent-style-name="Focus-notes">
      <style:graphic-properties draw:fill-color="#ffffff" fo:min-height="12.572cm"/>
    </style:style>
    <style:style style:name="pr4" style:family="presentation" style:parent-style-name="Focus2-title">
      <style:graphic-properties draw:auto-grow-height="true" fo:min-height="3.506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333333" fo:font-weight="bold" fo:background-color="#ffff00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333333" fo:font-weight="bold" fo:background-color="#ffff00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6.168cm" svg:height="5.424cm" svg:x="5.871cm" svg:y="7.329cm" presentation:class="title" presentation:user-transformed="true">
          <draw:text-box>
            <text:p>Doodle Jump</text:p>
          </draw:text-box>
        </draw:frame>
        <draw:frame presentation:style-name="pr2" draw:text-style-name="P1" draw:layer="layout" svg:width="7.116cm" svg:height="6.865cm" svg:x="20.884cm" svg:y="14.135cm" presentation:class="subtitle" presentation:user-transformed="true">
          <draw:text-box>
            <text:p><text:span text:style-name="T1">Se15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8.313cm" svg:height="3.506cm" svg:x="4.903cm" svg:y="0.837cm" presentation:class="title" presentation:user-transformed="true">
          <draw:text-box>
            <text:p>游戏布局介绍</text:p>
          </draw:text-box>
        </draw:frame>
        <draw:frame presentation:style-name="pr5" draw:layer="layout" svg:width="18.313cm" svg:height="13.529cm" svg:x="5.147cm" svg:y="4.914cm" presentation:class="outline" presentation:user-transformed="true">
          <draw:text-box>
            <text:list text:style-name="L2">
              <text:list-item>
                <text:p>qml创建了平台Floor、主角Doodle、怪物Monster 、带动画会碎的BrokeFloor以及会加速弹跳的Spring</text:p>
              </text:list-item>
              <text:list-item>
                <text:p>场景构造了菜单menu,设置setting,暂停pause，游戏game，游戏帮助helpscene，游戏结束gameover这几个场景</text:p>
              </text:list-item>
            </text:list>
          </draw:text-box>
        </draw:frame>
        <draw:frame presentation:style-name="pr5" draw:layer="layout" svg:width="25.506cm" svg:height="12.37cm" svg:x="1.743cm" svg:y="3.57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506cm" svg:height="12.37cm" svg:x="1.296cm" svg:y="4.955cm" presentation:class="outline" presentation:user-transformed="true">
          <draw:text-box>
            <text:list text:style-name="L2">
              <text:list-item>
                <text:p>C++ 端构造了一个Controller类，用于控制部分EntityBase的创建以及配置文件的读取。</text:p>
              </text:list-item>
              <text:list-item>
                <text:p>由于EntityBase有poolingEnable这一属性，在销毁时只是隐藏，在下次创建时可以直接复用，可以提高性能，所以Controller通过信号与槽和EntityManager通信，告诉他合适的时间去创建EntityBase，将每个EntityBase交给manager管理。</text:p>
              </text:list-item>
            </text:list>
          </draw:text-box>
        </draw:frame>
        <draw:frame draw:style-name="gr2" draw:text-style-name="P3" draw:layer="layout" svg:width="14.531cm" svg:height="2.961cm" svg:x="5.659cm" svg:y="1.506cm">
          <draw:text-box>
            <text:p><text:span text:style-name="T2">游戏代码功能实现介绍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506cm" svg:height="12.37cm" svg:x="1.296cm" svg:y="4.955cm" presentation:class="outline" presentation:user-transformed="true">
          <draw:text-box>
            <text:list text:style-name="L2">
              <text:list-item>
                <text:p>用 SpriteSequenceVPlay、SpriteVPlay来实现游戏中物体的选取、移动等功能，用 BoxCollider 来检测物体之间的碰撞。</text:p>
              </text:list-item>
              <text:list-item>
                <text:p>在设置Text或TextEdit的自动换行（wrap）特性时，注意一定要加上width特性说明每行显示的字符数量，否则设置了wrap特性也无效。</text:p>
              </text:list-item>
            </text:list>
          </draw:text-box>
        </draw:frame>
        <draw:frame draw:style-name="gr3" draw:text-style-name="P4" draw:layer="layout" svg:width="13.555cm" svg:height="1.606cm" svg:x="6.065cm" svg:y="1.75cm">
          <draw:text-box>
            <text:p><text:span text:style-name="T2">游戏代码功能实现介绍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游戏介绍</text:p>
          </draw:text-box>
        </draw:frame>
        <draw:frame draw:style-name="gr4" draw:text-style-name="P5" draw:layer="layout" svg:width="6.127cm" svg:height="11.506cm" svg:x="6.776cm" svg:y="7.992cm" presentation:class="graphic" presentation:user-transformed="true">
          <draw:image xlink:href="Pictures/10000000000001B4000002D4BB5599123E4C9943.png" xlink:type="simple" xlink:show="embed" xlink:actuate="onLoad">
            <text:p/>
          </draw:image>
        </draw:frame>
        <draw:frame draw:style-name="gr5" draw:text-style-name="P5" draw:layer="layout" svg:width="5.961cm" svg:height="11.802cm" svg:x="15.734cm" svg:y="7.816cm">
          <draw:image xlink:href="Pictures/10000000000001AA000002CC9FF62C7A3CFA5BC9.png" xlink:type="simple" xlink:show="embed" xlink:actuate="onLoad">
            <text:p/>
          </draw:image>
        </draw:frame>
        <draw:frame draw:style-name="gr6" draw:text-style-name="P4" draw:layer="layout" svg:width="7.287cm" svg:height="0.929cm" svg:x="4.07cm" svg:y="5.78cm">
          <draw:text-box>
            <text:p>游戏开始界面： <text:s text:c="13"/></text:p>
          </draw:text-box>
        </draw:frame>
        <draw:frame draw:style-name="gr6" draw:text-style-name="P4" draw:layer="layout" svg:width="7.694cm" svg:height="0.929cm" svg:x="14.572cm" svg:y="5.739cm">
          <draw:text-box>
            <text:p>游戏中界面：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游戏介绍</text:p>
          </draw:text-box>
        </draw:frame>
        <draw:frame draw:style-name="gr4" draw:text-style-name="P5" draw:layer="layout" svg:width="6.197cm" svg:height="11.004cm" svg:x="2.351cm" svg:y="8.044cm" presentation:class="graphic" presentation:user-transformed="true">
          <draw:image xlink:href="Pictures/100000000000019F000002ACE6F5ABAE90AA5758.png" xlink:type="simple" xlink:show="embed" xlink:actuate="onLoad">
            <text:p/>
          </draw:image>
        </draw:frame>
        <draw:frame draw:style-name="gr5" draw:text-style-name="P5" draw:layer="layout" svg:width="6.564cm" svg:height="10.99cm" svg:x="10.318cm" svg:y="8.06cm">
          <draw:image xlink:href="Pictures/1000000000000144000002A21625960A4BAFDB69.png" xlink:type="simple" xlink:show="embed" xlink:actuate="onLoad">
            <text:p/>
          </draw:image>
        </draw:frame>
        <draw:frame draw:style-name="gr7" draw:text-style-name="P4" draw:layer="layout" svg:width="5.617cm" svg:height="1.607cm" svg:x="2.076cm" svg:y="5.78cm">
          <draw:text-box>
            <text:p>游戏暂停界面：</text:p>
          </draw:text-box>
        </draw:frame>
        <draw:frame draw:style-name="gr6" draw:text-style-name="P4" draw:layer="layout" svg:width="7.449cm" svg:height="0.929cm" svg:x="9.729cm" svg:y="5.658cm">
          <draw:text-box>
            <text:p>游戏帮助界面：</text:p>
          </draw:text-box>
        </draw:frame>
        <draw:frame draw:style-name="gr5" draw:text-style-name="P5" draw:layer="layout" svg:width="6.459cm" svg:height="11.397cm" svg:x="19.022cm" svg:y="8.304cm">
          <draw:image xlink:href="Pictures/1000000000000145000002C5087B860ACCF21BA6.png" xlink:type="simple" xlink:show="embed" xlink:actuate="onLoad">
            <text:p/>
          </draw:image>
        </draw:frame>
        <draw:frame draw:style-name="gr6" draw:text-style-name="P4" draw:layer="layout" svg:width="6.797cm" svg:height="0.929cm" svg:x="19.091cm" svg:y="5.861cm">
          <draw:text-box>
            <text:p>游戏结束界面：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游戏介绍</text:p>
          </draw:text-box>
        </draw:frame>
        <draw:frame draw:style-name="gr4" draw:text-style-name="P5" draw:layer="layout" svg:width="5.371cm" svg:height="12.37cm" svg:x="4.193cm" svg:y="7.637cm" presentation:class="graphic" presentation:user-transformed="true">
          <draw:image xlink:href="Pictures/1000000000000130000002BC94A7CF95D497B151.png" xlink:type="simple" xlink:show="embed" xlink:actuate="onLoad">
            <text:p/>
          </draw:image>
        </draw:frame>
        <draw:frame draw:style-name="gr5" draw:text-style-name="P5" draw:layer="layout" svg:width="5.928cm" svg:height="12.212cm" svg:x="11.087cm" svg:y="7.774cm">
          <draw:image xlink:href="Pictures/100000000000013F000002C5A628AAF50F3F2E77.png" xlink:type="simple" xlink:show="embed" xlink:actuate="onLoad">
            <text:p/>
          </draw:image>
        </draw:frame>
        <draw:frame draw:style-name="gr5" draw:text-style-name="P5" draw:layer="layout" svg:width="5.632cm" svg:height="12.022cm" svg:x="18.548cm" svg:y="7.571cm">
          <draw:image xlink:href="Pictures/1000000000000138000002B9624A7B2442A41E97.png" xlink:type="simple" xlink:show="embed" xlink:actuate="onLoad">
            <text:p/>
          </draw:image>
        </draw:frame>
        <draw:frame draw:style-name="gr6" draw:text-style-name="P4" draw:layer="layout" svg:width="6.594cm" svg:height="0.929cm" svg:x="4.64cm" svg:y="4.844cm">
          <draw:text-box>
            <text:p>游戏的三个主题：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游戏演示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header>
                <text:p>接下来有请我们组最帅的最有实力的黄建舟组长操作演示，掌声欢迎！！！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<text:s text:c="18"/></text:p>
              </text:list-item>
              <text:list-item>
                <text:p/>
              </text:list-item>
              <text:list-item>
                <text:p><text:s text:c="16"/><text:span text:style-name="T3">谢谢大家的观看！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2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华文黑体" svg:font-family="华文黑体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编号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编号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编号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7:40:55.181902355</meta:creation-date>
    <meta:editing-duration>P0D</meta:editing-duration>
    <meta:editing-cycles>1</meta:editing-cycles>
    <meta:generator>LibreOffice/5.3.3.2$Linux_X86_64 LibreOffice_project/3d9a8b4b4e538a85e0782bd6c2d430bafe583448</meta:generator>
    <meta:document-statistic meta:object-count="1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